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1" svg:font-family="Roboto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style:font-name="Roboto" fo:font-size="10pt" style:font-name-asian="Roboto1" style:font-size-asian="10pt" style:font-name-complex="Roboto1" style:font-size-complex="10pt"/>
    </style:style>
    <style:style style:name="P2" style:family="paragraph" style:parent-style-name="Standard">
      <style:paragraph-properties fo:margin-left="0.5in" fo:margin-right="0in" fo:line-height="115%" fo:text-indent="-0.25in" style:auto-text-indent="false"/>
    </style:style>
    <style:style style:name="P3" style:family="paragraph" style:parent-style-name="Standard" style:list-style-name="WWNum11">
      <style:paragraph-properties fo:margin-left="0.5in" fo:margin-right="0in" fo:line-height="115%" fo:text-indent="-0.25in" style:auto-text-indent="false"/>
    </style:style>
    <style:style style:name="P4" style:family="paragraph" style:parent-style-name="Standard" style:list-style-name="L1">
      <style:paragraph-properties fo:margin-left="0.25in" fo:margin-right="0in" fo:line-height="115%" fo:text-indent="0in" style:auto-text-indent="false"/>
    </style:style>
    <style:style style:name="P5" style:family="paragraph" style:parent-style-name="Preformatted_20_Text" style:list-style-name="L1">
      <style:paragraph-properties fo:margin-left="0.25in" fo:margin-right="0in" fo:line-height="115%" fo:text-indent="0in" style:auto-text-indent="false"/>
    </style:style>
    <style:style style:name="T1" style:family="text">
      <style:text-properties style:font-name="Roboto" fo:font-size="10pt" style:font-name-asian="Roboto1" style:font-size-asian="10pt" style:font-name-complex="Roboto1" style:font-size-complex="10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30800717400673750" text:style-name="WWNum11">
        <text:list-item>
          <text:p text:style-name="P3"><text:span text:style-name="T1">Do some research on Django views. In your own words, use an example to explain how Django views work.</text:span></text:p>
          <text:p text:style-name="P3"><text:span text:style-name="T1">- Wow, what a vague question... A view generally seems to be the Django Way of forming api endpoints. It's just the logic that happens when a certain request is received thru a URL. Usually it's gonna send back something like a webpage or something for the user to look-at. It's like ordering at a resturant. The thing you order causes the chef do their logic as to what to return to you and what they need to do to that.</text:span></text:p>
        </text:list-item>
      </text:list>
      <text:p text:style-name="P1"/>
      <text:list xml:id="list34295041" text:continue-numbering="true" text:style-name="WWNum11">
        <text:list-item>
          <text:p text:style-name="P3"><text:span text:style-name="T1">Imagine you’re working on a Django web development project, and you anticipate that you’ll have to reuse lots of code in various parts of the project. In this scenario, will you use Django function-based views or class-based views, and why?</text:span></text:p>
        </text:list-item>
      </text:list>
      <text:p text:style-name="P2"><text:span text:style-name="T1">- I would use class-based views because their strong point is in being built to be reused and thus cutting down on time that I would otherwise spend on rewriting similar logic and functions in different places.</text:span></text:p>
      <text:p text:style-name="P1"/>
      <text:list xml:id="list34291791" text:continue-numbering="true" text:style-name="WWNum11">
        <text:list-item>
          <text:p text:style-name="P3"><text:span text:style-name="T1"><text:s/>Read Django’s documentation on the </text:span><text:a xlink:type="simple" xlink:href="https://docs.djangoproject.com/en/3.2/ref/templates/language/#templates" text:style-name="Internet_20_link" text:visited-style-name="Visited_20_Internet_20_Link"><text:span text:style-name="T1">Django template language</text:span></text:a><text:span text:style-name="T1"> and make some notes on its basics.</text:span></text:p>
        </text:list-item>
      </text:list>
      <text:list xml:id="list4138937306461969102" text:style-name="L1">
        <text:list-item>
          <text:list>
            <text:list-item>
              <text:p text:style-name="P4"><text:span text:style-name="T1">Went to the updated one...</text:span></text:p>
            </text:list-item>
            <text:list-item>
              <text:p text:style-name="P4"><text:span text:style-name="T1">The template system is a way of inserting some (not all) python abilities into text format (like html).</text:span></text:p>
            </text:list-item>
            <text:list-item>
              <text:p text:style-name="P4"><text:span text:style-name="T1">There are variables and tags, which are things controlling the logic within the template.</text:span></text:p>
            </text:list-item>
            <text:list-item>
              <text:p text:style-name="P4"><text:span text:style-name="T1">{{ variable }}</text:span></text:p>
            </text:list-item>
            <text:list-item>
              <text:p text:style-name="P4"><text:span text:style-name="T1">This is a list of filters you can apply to variables with a | pipe, lower to make it lowercase would be an example.</text:span></text:p>
            </text:list-item>
            <text:list-item>
              <text:p text:style-name="P4"><text:span text:style-name="T1">{% tag %} and sometimes... {% endtag %}</text:span></text:p>
            </text:list-item>
            <text:list-item>
              <text:p text:style-name="P4"><text:span text:style-name="T1">for loops can be in tags and so can if elif else statements (both need to be closed).</text:span></text:p>
            </text:list-item>
            <text:list-item>
              <text:p text:style-name="P4"><text:span text:style-name="T1">{# comment #}</text:span></text:p>
            </text:list-item>
            <text:list-item>
              <text:p text:style-name="P5"><text:span text:style-name="T1"><text:s/>You can define a base.html to be inherted with {% block blockName %} {% endblock %}</text:span></text:p>
            </text:list-item>
            <text:list-item>
              <text:p text:style-name="P5"><text:span text:style-name="T1">{% extends "base.html" %}You can then fill in the blocks like {% block title %}My amazing blog{% endblock %} so... and you can use </text:span><text:span text:style-name="Source_20_Text"><text:span text:style-name="T2">{{ block.super }}</text:span></text:span><text:span text:style-name="T1">, if you want to inherit content in the block from the parent.</text:span></text:p>
              <text:p text:style-name="P5"><text:span text:style-name="T1"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1" svg:font-family="Roboto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1945in" fo:margin-bottom="0.0555in" fo:line-height="100%" fo:keep-together="always" fo:keep-with-next="always"/>
      <style:text-properties fo:color="#666666" fo:font-size="12pt" style:font-size-asian="12pt" style:font-size-complex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ListLabel_20_1" style:display-name="ListLabel 1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7-31T00:22:37.19</meta:creation-date>
    <meta:document-statistic meta:table-count="0" meta:image-count="0" meta:object-count="0" meta:page-count="1" meta:paragraph-count="15" meta:word-count="353" meta:character-count="1861"/>
    <dc:date>2025-07-31T14:01:23.33</dc:date>
    <meta:editing-duration>PT3M42S</meta:editing-duration>
    <meta:editing-cycles>1</meta:editing-cycles>
    <meta:generator>OpenOffice/4.1.7$Win32 OpenOffice.org_project/417m1$Build-9800</meta:generator>
  </office:meta>
</office:document-meta>
</file>